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400000087000000B0F02231167A51BCC5.gif" manifest:media-type="image/gif"/>
  <manifest:file-entry manifest:full-path="Pictures/10000000000002D00000021C9A486A8EDFE5B991.jpg" manifest:media-type="image/jpeg"/>
  <manifest:file-entry manifest:full-path="Pictures/10000201000001FC0000017A1FCA4243F6D44950.png" manifest:media-type="image/png"/>
  <manifest:file-entry manifest:full-path="Pictures/10000000000002D00000021CADBA919C59472437.jpg" manifest:media-type="image/jpeg"/>
  <manifest:file-entry manifest:full-path="Pictures/1000020000000080000000802B064780D4F4D9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 style:list-style-name="L3">
      <style:graphic-properties draw:stroke="none" svg:stroke-width="0cm" draw:fill="none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1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 style:list-style-name="L1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Picture_20_with_20_Caption-title" style:list-style-name="L1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Picture_20_with_20_Caption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Picture_20_with_20_Caption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writing-mode="lr-tb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="none"/>
      <style:paragraph-properties fo:margin-left="0cm" fo:margin-right="0cm" fo:margin-top="0.099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Presentación día 1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user-transformed="true">
          <draw:text-box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5" draw:layer="layout" svg:width="20.954cm" svg:height="3.174cm" svg:x="3.175cm" svg:y="0.763cm" presentation:class="title" presentation:placeholder="true" presentation:user-transformed="true">
          <draw:text-box/>
        </draw:frame>
        <draw:frame draw:name="Content Placeholder 2" presentation:style-name="pr5" draw:text-style-name="P6" draw:layer="layout" svg:width="20.954cm" svg:height="12.571cm" svg:x="3.175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cture_20_with_20_Caption">
        <draw:frame draw:name="Title 3" presentation:style-name="pr7" draw:text-style-name="P7" draw:layer="layout" svg:width="15.239cm" svg:height="1.573cm" svg:x="5.08cm" svg:y="0.423cm" presentation:class="title" presentation:placeholder="true" presentation:user-transformed="true">
          <draw:text-box/>
        </draw:frame>
        <draw:frame draw:name="Text Placeholder 5" presentation:style-name="pr8" draw:text-style-name="P8" draw:layer="layout" svg:width="15.239cm" svg:height="2.235cm" svg:x="5.08cm" svg:y="14.393cm" presentation:class="outline" presentation:placeholder="true" presentation:user-transformed="true">
          <draw:text-box/>
        </draw:frame>
        <draw:frame draw:name="Picture Placeholder 4" draw:style-name="gr2" draw:text-style-name="P9" draw:layer="layout" svg:width="14.392cm" svg:height="8.889cm" svg:x="5.503cm" svg:y="3.81cm" presentation:class="graphic" presentation:placeholder="true" presentation:user-transformed="true"/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2B064780D4F4D935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2B064780D4F4D935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2B064780D4F4D935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2B064780D4F4D935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9</meta:editing-cycles>
    <meta:creation-date>2021-01-18T13:06:48.849372406</meta:creation-date>
    <dc:date>2021-01-18T13:09:16.421430974</dc:date>
    <meta:editing-duration>PT2H13M7S</meta:editing-duration>
    <meta:generator>LibreOffice/6.0.7.3$Linux_X86_64 LibreOffice_project/00m0$Build-3</meta:generator>
    <meta:document-statistic meta:object-count="70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